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table-row>
        <table:table-row table:style-name="ro1">
          <table:table-cell/>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table-row>
        <table:table-row table:style-name="ro1">
          <table:table-cell/>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table-row>
        <table:table-row table:style-name="ro1">
          <table:table-cell/>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table-row>
        <table:table-row table:style-name="ro1">
          <table:table-cell/>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number-columns-repeated="2"/>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table:table-row>
        <table:table-row table:style-name="ro1">
          <table:table-cell/>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cell table:number-columns-repeated="2"/>
          <table:table-cell table:style-name="Default"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no training</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6-15T16:05:26.222221723</dc:date>
    <meta:editing-duration>PT15M39S</meta:editing-duration>
    <meta:editing-cycles>1</meta:editing-cycles>
    <meta:document-statistic meta:table-count="1" meta:cell-count="424" meta:object-count="0"/>
    <meta:generator>LibreOffice/6.4.7.2$Linux_X86_64 LibreOffice_project/40$Build-2</meta:generator>
  </office:meta>
</office:document-meta>
</file>